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5in" fo:margin-top="0in" fo:margin-bottom="0in" style:contextual-spacing="false" fo:line-height="200%" fo:text-indent="-0.5in" style:auto-text-indent="false"/>
      <style:text-properties fo:font-size="12pt" style:font-size-asian="12pt" style:font-size-complex="12pt"/>
    </style:style>
    <style:style style:name="P2" style:family="paragraph" style:parent-style-name="Standard">
      <style:paragraph-properties fo:margin-left="0.5in" fo:margin-top="0in" fo:margin-bottom="0in" style:contextual-spacing="false" fo:line-height="200%" fo:text-align="start" style:justify-single-word="false" fo:text-indent="-0.5in" style:auto-text-indent="false"/>
      <style:text-properties fo:font-size="12pt" style:font-size-asian="12pt" style:font-size-complex="12pt"/>
    </style:style>
    <style:style style:name="P3" style:family="paragraph" style:parent-style-name="Standard">
      <style:paragraph-properties fo:margin-left="0.5in" fo:margin-top="0in" fo:margin-bottom="0in" style:contextual-spacing="false" fo:line-height="200%" fo:text-align="center" style:justify-single-word="false" fo:text-indent="-0.5in" style:auto-text-indent="false"/>
      <style:text-properties fo:font-size="12pt" officeooo:rsid="0024a232" officeooo:paragraph-rsid="0024a232" style:font-size-asian="12pt" style:font-size-complex="12pt"/>
    </style:style>
    <style:style style:name="P4" style:family="paragraph" style:parent-style-name="Standard">
      <style:paragraph-properties fo:margin-left="0.5in" fo:margin-top="0in" fo:margin-bottom="0in" style:contextual-spacing="false" fo:line-height="200%" fo:text-align="center" style:justify-single-word="false" fo:text-indent="-0.5in" style:auto-text-indent="false"/>
      <style:text-properties fo:font-size="12pt" officeooo:rsid="00261df9" officeooo:paragraph-rsid="00261df9" style:font-size-asian="12pt" style:font-size-complex="12pt"/>
    </style:style>
    <style:style style:name="P5" style:family="paragraph" style:parent-style-name="Standard">
      <style:paragraph-properties fo:margin-left="0in" fo:margin-top="0in" fo:margin-bottom="0in" style:contextual-spacing="false" fo:line-height="200%" fo:text-align="start" style:justify-single-word="false" fo:text-indent="0in" style:auto-text-indent="false"/>
      <style:text-properties fo:font-size="12pt" officeooo:rsid="00191c1c" officeooo:paragraph-rsid="00191c1c" style:font-size-asian="12pt" style:font-size-complex="12pt"/>
    </style:style>
    <style:style style:name="P6" style:family="paragraph" style:parent-style-name="Standard">
      <style:paragraph-properties fo:margin-left="0in" fo:margin-top="0in" fo:margin-bottom="0in" style:contextual-spacing="false" fo:line-height="200%" fo:text-align="start" style:justify-single-word="false" fo:text-indent="0in" style:auto-text-indent="false"/>
      <style:text-properties fo:font-size="12pt" officeooo:rsid="0008d2c3" officeooo:paragraph-rsid="0008d2c3" style:font-size-asian="12pt" style:font-size-complex="12pt"/>
    </style:style>
    <style:style style:name="P7" style:family="paragraph" style:parent-style-name="Standard">
      <style:paragraph-properties fo:margin-left="0in" fo:margin-top="0in" fo:margin-bottom="0in" style:contextual-spacing="false" fo:line-height="200%" fo:text-align="start" style:justify-single-word="false" fo:text-indent="0in" style:auto-text-indent="false"/>
      <style:text-properties fo:font-size="12pt" officeooo:rsid="000b5a37" officeooo:paragraph-rsid="000b5a37" style:font-size-asian="12pt" style:font-size-complex="12pt"/>
    </style:style>
    <style:style style:name="P8" style:family="paragraph" style:parent-style-name="Standard">
      <style:paragraph-properties fo:margin-left="0.5in" fo:margin-top="0in" fo:margin-bottom="0in" style:contextual-spacing="false" fo:line-height="200%" fo:text-align="center" style:justify-single-word="false" fo:text-indent="-0.5in" style:auto-text-indent="false"/>
      <style:text-properties fo:font-size="12pt" officeooo:rsid="00343806" officeooo:paragraph-rsid="00343806" style:font-size-asian="12pt" style:font-size-complex="12pt"/>
    </style:style>
    <style:style style:name="P9" style:family="paragraph" style:parent-style-name="Standard">
      <style:paragraph-properties fo:margin-left="0.5in" fo:margin-top="0in" fo:margin-bottom="0in" style:contextual-spacing="false" fo:line-height="200%" fo:text-align="center" style:justify-single-word="false" fo:text-indent="-0.5in" style:auto-text-indent="false"/>
      <style:text-properties fo:font-size="12pt" fo:font-weight="bold" officeooo:rsid="00261df9" officeooo:paragraph-rsid="00261df9" style:font-size-asian="12pt" style:font-weight-asian="bold" style:font-size-complex="12pt" style:font-weight-complex="bold"/>
    </style:style>
    <style:style style:name="P10" style:family="paragraph" style:parent-style-name="Standard">
      <style:paragraph-properties fo:margin-left="0.5in" fo:margin-top="0in" fo:margin-bottom="0in" style:contextual-spacing="false" fo:line-height="200%" fo:text-align="center" style:justify-single-word="false" fo:text-indent="-0.5in" style:auto-text-indent="false"/>
      <style:text-properties fo:font-size="12pt" fo:font-weight="normal" officeooo:rsid="00261df9" officeooo:paragraph-rsid="00261df9" style:font-size-asian="12pt" style:font-weight-asian="normal" style:font-size-complex="12pt" style:font-weight-complex="normal"/>
    </style:style>
    <style:style style:name="P11" style:family="paragraph" style:parent-style-name="Standard">
      <style:paragraph-properties fo:margin-left="0in" fo:margin-top="0in" fo:margin-bottom="0in" style:contextual-spacing="false" fo:line-height="200%" fo:text-align="start" style:justify-single-word="false" fo:text-indent="0in" style:auto-text-indent="false"/>
      <style:text-properties officeooo:paragraph-rsid="00302d61"/>
    </style:style>
    <style:style style:name="P12" style:family="paragraph" style:parent-style-name="Standard">
      <style:paragraph-properties fo:margin-left="0.5in" fo:line-height="200%" fo:text-indent="-0.5in" style:auto-text-indent="false">
        <style:tab-stops/>
      </style:paragraph-properties>
      <style:text-properties officeooo:rsid="00188bf4" officeooo:paragraph-rsid="002f4671"/>
    </style:style>
    <style:style style:name="T1" style:family="text">
      <style:text-properties fo:font-style="italic" style:font-style-asian="italic"/>
    </style:style>
    <style:style style:name="T2" style:family="text">
      <style:text-properties officeooo:rsid="0009bbcd"/>
    </style:style>
    <style:style style:name="T3" style:family="text">
      <style:text-properties officeooo:rsid="000d5756"/>
    </style:style>
    <style:style style:name="T4" style:family="text">
      <style:text-properties officeooo:rsid="000f6988"/>
    </style:style>
    <style:style style:name="T5" style:family="text">
      <style:text-properties officeooo:rsid="00176c97"/>
    </style:style>
    <style:style style:name="T6" style:family="text">
      <style:text-properties officeooo:rsid="001856f8"/>
    </style:style>
    <style:style style:name="T7" style:family="text">
      <style:text-properties officeooo:rsid="001a8a1c"/>
    </style:style>
    <style:style style:name="T8" style:family="text">
      <style:text-properties officeooo:rsid="001c20f4"/>
    </style:style>
    <style:style style:name="T9" style:family="text">
      <style:text-properties officeooo:rsid="001dc2da"/>
    </style:style>
    <style:style style:name="T10" style:family="text">
      <style:text-properties officeooo:rsid="001f5810"/>
    </style:style>
    <style:style style:name="T11" style:family="text">
      <style:text-properties officeooo:rsid="0020804a"/>
    </style:style>
    <style:style style:name="T12" style:family="text">
      <style:text-properties officeooo:rsid="00227564"/>
    </style:style>
    <style:style style:name="T13" style:family="text">
      <style:text-properties officeooo:rsid="0023c91d"/>
    </style:style>
    <style:style style:name="T14" style:family="text">
      <style:text-properties officeooo:rsid="0025a1da"/>
    </style:style>
    <style:style style:name="T15" style:family="text">
      <style:text-properties officeooo:rsid="0026561d"/>
    </style:style>
    <style:style style:name="T16" style:family="text">
      <style:text-properties officeooo:rsid="0027758a"/>
    </style:style>
    <style:style style:name="T17" style:family="text">
      <style:text-properties officeooo:rsid="002855e2"/>
    </style:style>
    <style:style style:name="T18" style:family="text">
      <style:text-properties officeooo:rsid="002985d1"/>
    </style:style>
    <style:style style:name="T19" style:family="text">
      <style:text-properties officeooo:rsid="002a17c0"/>
    </style:style>
    <style:style style:name="T20" style:family="text">
      <style:text-properties officeooo:rsid="002a47c7"/>
    </style:style>
    <style:style style:name="T21" style:family="text">
      <style:text-properties officeooo:rsid="002decb6"/>
    </style:style>
    <style:style style:name="T22" style:family="text">
      <style:text-properties officeooo:rsid="00302d61"/>
    </style:style>
    <style:style style:name="T23" style:family="text">
      <style:text-properties fo:font-size="12pt" officeooo:rsid="000f6988" style:font-size-asian="12pt" style:font-size-complex="12pt"/>
    </style:style>
    <style:style style:name="T24" style:family="text">
      <style:text-properties fo:font-size="12pt" officeooo:rsid="0011112a" style:font-size-asian="12pt" style:font-size-complex="12pt"/>
    </style:style>
    <style:style style:name="T25" style:family="text">
      <style:text-properties fo:font-size="12pt" officeooo:rsid="00119bc0" style:font-size-asian="12pt" style:font-size-complex="12pt"/>
    </style:style>
    <style:style style:name="T26" style:family="text">
      <style:text-properties fo:font-size="12pt" officeooo:rsid="002decb6" style:font-size-asian="12pt" style:font-size-complex="12pt"/>
    </style:style>
    <style:style style:name="T27" style:family="text">
      <style:text-properties fo:font-size="12pt" officeooo:rsid="002e300e" style:font-size-asian="12pt" style:font-size-complex="12pt"/>
    </style:style>
    <style:style style:name="T28" style:family="text">
      <style:text-properties fo:font-size="12pt" officeooo:rsid="002f20bd" style:font-size-asian="12pt" style:font-size-complex="12pt"/>
    </style:style>
    <style:style style:name="T29" style:family="text">
      <style:text-properties fo:font-size="12pt" officeooo:rsid="00130f8d" style:font-size-asian="12pt" style:font-size-complex="12pt"/>
    </style:style>
    <style:style style:name="T30" style:family="text">
      <style:text-properties fo:font-size="12pt" officeooo:rsid="0011a90f" style:font-size-asian="12pt" style:font-size-complex="12pt"/>
    </style:style>
    <style:style style:name="T31" style:family="text">
      <style:text-properties fo:font-size="12pt" officeooo:rsid="0015cc1e" style:font-size-asian="12pt" style:font-size-complex="12pt"/>
    </style:style>
    <style:style style:name="T32" style:family="text">
      <style:text-properties fo:font-size="12pt" officeooo:rsid="0025a1da" style:font-size-asian="12pt" style:font-size-complex="12pt"/>
    </style:style>
    <style:style style:name="T33" style:family="text">
      <style:text-properties fo:font-size="12pt" officeooo:rsid="00167b59" style:font-size-asian="12pt" style:font-size-complex="12pt"/>
    </style:style>
    <style:style style:name="T34" style:family="text">
      <style:text-properties fo:font-size="12pt" officeooo:rsid="0027758a" style:font-size-asian="12pt" style:font-size-complex="12pt"/>
    </style:style>
    <style:style style:name="T35" style:family="text">
      <style:text-properties fo:font-size="12pt" officeooo:rsid="000b5a37" style:font-size-asian="12pt" style:font-size-complex="12pt"/>
    </style:style>
    <style:style style:name="T36" style:family="text">
      <style:text-properties fo:font-size="12pt" officeooo:rsid="00302d61" style:font-size-asian="12pt" style:font-size-complex="12pt"/>
    </style:style>
    <style:style style:name="T37" style:family="text">
      <style:text-properties fo:font-size="12pt" officeooo:rsid="002855e2" style:font-size-asian="12pt" style:font-size-complex="12pt"/>
    </style:style>
    <style:style style:name="T38" style:family="text">
      <style:text-properties fo:font-size="12pt" officeooo:rsid="0026561d" style:font-size-asian="12pt" style:font-size-complex="12pt"/>
    </style:style>
    <style:style style:name="T39" style:family="text">
      <style:text-properties fo:font-size="12pt" officeooo:rsid="002c69a9" style:font-size-asian="12pt" style:font-size-complex="12pt"/>
    </style:style>
    <style:style style:name="T40" style:family="text">
      <style:text-properties fo:font-size="12pt" officeooo:rsid="000d5756" style:font-size-asian="12pt" style:font-size-complex="12pt"/>
    </style:style>
    <style:style style:name="T41" style:family="text">
      <style:text-properties fo:font-size="12pt" officeooo:rsid="002be666" style:font-size-asian="12pt" style:font-size-complex="12pt"/>
    </style:style>
    <style:style style:name="T42" style:family="text">
      <style:text-properties fo:font-size="12pt" officeooo:rsid="000d89b3" style:font-size-asian="12pt" style:font-size-complex="12pt"/>
    </style:style>
    <style:style style:name="T43" style:family="text">
      <style:text-properties fo:font-size="12pt" officeooo:rsid="00303d36" style:font-size-asian="12pt" style:font-size-complex="12pt"/>
    </style:style>
    <style:style style:name="T44" style:family="text">
      <style:text-properties fo:font-size="12pt" officeooo:rsid="003048eb" style:font-size-asian="12pt" style:font-size-complex="12pt"/>
    </style:style>
    <style:style style:name="T45" style:family="text">
      <style:text-properties fo:font-size="12pt" officeooo:rsid="00323c2e" style:font-size-asian="12pt" style:font-size-complex="12pt"/>
    </style:style>
    <style:style style:name="T46" style:family="text">
      <style:text-properties officeooo:rsid="00303d36"/>
    </style:style>
    <style:style style:name="T47" style:family="text">
      <style:text-properties officeooo:rsid="00323c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9"><text:span text:style-name="T18">Expert vs Popular Content: A </text:span><text:span text:style-name="T19">Comparison</text:span><text:span text:style-name="T18"> of Genre and Medium</text:span></text:p>
      <text:p text:style-name="P3"/>
      <text:p text:style-name="P4">William C. Nester</text:p>
      <text:p text:style-name="P10">Department of English, Florida State University</text:p>
      <text:p text:style-name="P4">ENC2135: Research, Genre, and Context</text:p>
      <text:p text:style-name="P4">Oliver Brooks</text:p>
      <text:p text:style-name="P4">November 1, 2024</text:p>
      <text:p text:style-name="P3"/>
      <text:p text:style-name="P3"/>
      <text:p text:style-name="P3"/>
      <text:p text:style-name="P3"/>
      <text:p text:style-name="P3"/>
      <text:p text:style-name="P3"/>
      <text:p text:style-name="P3"/>
      <text:p text:style-name="P3"/>
      <text:p text:style-name="P3"/>
      <text:p text:style-name="P3"/>
      <text:p text:style-name="P11"><text:soft-page-break/><text:span text:style-name="T35"><text:tab/>Feliks Zemdegs is a speedcubing legend. </text:span><text:span text:style-name="T34">In his years of attempting to solve a Rubik’s cube in the shortest amount of time,</text:span><text:span text:style-name="T35"> </text:span><text:span text:style-name="T34">h</text:span><text:span text:style-name="T35">e’s set over 100 world records, including </text:span><text:span text:style-name="T34">more than twenty</text:span><text:span text:style-name="T35"> 3x3 world record single</text:span><text:span text:style-name="T34">s</text:span><text:span text:style-name="T35"> and average</text:span><text:span text:style-name="T34">s </text:span><text:span text:style-name="T36">(WCA, </text:span><text:span text:style-name="T45">2024</text:span><text:span text:style-name="T36">)</text:span><text:span text:style-name="T35">. </text:span><text:span text:style-name="T37">His</text:span><text:span text:style-name="T35"> experience and expertise in the field clearly sets him </text:span><text:span text:style-name="T38">apart as</text:span><text:span text:style-name="T35"> a trustworthy source for speedcubing analysis, and in 2017, he </text:span><text:span text:style-name="T34">put</text:span><text:span text:style-name="T35"> this expertise to work in the form of a blog article </text:span><text:span text:style-name="T39">titled “What are the limits?”</text:span><text:span text:style-name="T35"> </text:span><text:span text:style-name="T39">which explores </text:span><text:span text:style-name="T35">how speedcubing times </text:span><text:span text:style-name="T39">might</text:span><text:span text:style-name="T35"> improve in the coming years. Yet legend status is hardly necessary to have a voice in the cubing space, </text:span><text:span text:style-name="T45">as evidenced by</text:span><text:span text:style-name="T35"> SpeedcubingTv </text:span><text:span text:style-name="T40">host Matthew Mayernik. </text:span><text:span text:style-name="T45">R</text:span><text:span text:style-name="T40">anked 7645 in the world on 3x3, </text:span><text:span text:style-name="T45">his</text:span><text:span text:style-name="T40"> video </text:span><text:span text:style-name="T36">titled “What is the Rubik’s Cube Human Limit?” </text:span><text:span text:style-name="T40">in 2023 </text:span><text:span text:style-name="T45">analyzes</text:span><text:span text:style-name="T40"> this same subject </text:span><text:span text:style-name="T45">(WCA, 2024)</text:span><text:span text:style-name="T40">. </text:span><text:span text:style-name="T34">They both ask the same question: “what is the fastest time in which a human can possibly solve a Rubik’s cube?”</text:span><text:span text:style-name="T40"> Their approaches to answering this question clearly reflect the unique positions they find themselves in; Zemdegs rel</text:span><text:span text:style-name="T41">ies</text:span><text:span text:style-name="T40"> on his personal experience and older, more engaged audience to convey his thoughts, </text:span><text:span text:style-name="T41">while</text:span><text:span text:style-name="T40"> Mayernik fully </text:span><text:span text:style-name="T41">utilizes</text:span><text:span text:style-name="T40"> the audiovisual elements afforded to his medium and </text:span><text:span text:style-name="T41">is able to view</text:span><text:span text:style-name="T42"> the problem from a more detached perspective due to his distance from the problem.</text:span></text:p>
      <text:p text:style-name="P7"><text:tab/>An understanding of the rhetorical <text:span text:style-name="T4">situation of</text:span> these two works is extremely helpful <text:span text:style-name="T14">f</text:span>or understanding certain <text:span text:style-name="T4">choices</text:span> each speaker makes. First and foremost, both are <text:span text:style-name="T15">interested in analyzing</text:span> the question of minimum average <text:span text:style-name="T4">Rubik’s</text:span> <text:span text:style-name="T4">cube </text:span>times for an audience of speedcubers. Naturally, some similar approaches to tackling this problem will <text:span text:style-name="T14">come forth</text:span> from the basic thought patterns found in this community. Both Mayernik and Ze<text:span text:style-name="T4">md</text:span>egs have observed the state of cubing and the ways time<text:span text:style-name="T15">s </text:span>have progressed through its hist<text:span text:style-name="T4">o</text:span>ry, <text:span text:style-name="T47">and note their unique perspectives on it through their pieces</text:span>. And notably, though their works are separated by six year<text:span text:style-name="T14">s</text:span>, the two both w<text:span text:style-name="T4">r</text:span>it<text:span text:style-name="T17">e in a period where new records had slowed significantly, known as a “plateau period”</text:span>. Mayernik speak<text:span text:style-name="T4">s</text:span> in the plateau <text:span text:style-name="T17">period</text:span> be<text:span text:style-name="T4">f</text:span>ore Yi<text:span text:style-name="T4">h</text:span>eng Wang would bring down <text:soft-page-break/>the average record by hal<text:span text:style-name="T4">f</text:span> a second, and <text:span text:style-name="T4">Zem</text:span>degs in the <text:span text:style-name="T17">plateau</text:span> perio<text:span text:style-name="T4">d</text:span> before Max Park d<text:span text:style-name="T4">id</text:span> the same <text:span text:style-name="T46">(WCA)</text:span>. Some differences do <text:span text:style-name="T4">arise</text:span> when discussing their intended audiences. Ze<text:span text:style-name="T4">md</text:span>egs’ work skews towards <text:span text:style-name="T15">a</text:span>n older, more experienced audience while Mayernik’s more favors a yo<text:span text:style-name="T4">u</text:span>nger demographic. This is largely due to differences in medium; audio-visual content is easier to consume for children <text:span text:style-name="T21">while</text:span> written analys<text:span text:style-name="T4">is</text:span> requires greater reading comprehension s<text:span text:style-name="T4">k</text:span>ills and di<text:span text:style-name="T4">r</text:span>ected focus, qualities <text:span text:style-name="T21">found more often adults</text:span>. Ze<text:span text:style-name="T4">m</text:span>degs also has higher authorial credibility than Mayernik for reasons I've previously <text:span text:style-name="T21">mentioned</text:span>, <text:span text:style-name="T4">n</text:span>amely that Ze<text:span text:style-name="T4">m</text:span>degs is a world-class solver while Mayern<text:span text:style-name="T4">ik</text:span> is not. While many experienced solvers may be <text:span text:style-name="T4">interested </text:span>to hear what expert insight Ze<text:span text:style-name="T4">m</text:span>degs has to offer, they may not be interested to hear the opinions of someone at or below their skill level in cubing.<text:span text:style-name="T21"> </text:span>Thus, <text:span text:style-name="T4">Zemdegs</text:span>' blog attracts older and more experienced cubers relative <text:span text:style-name="T4">to </text:span>Mayerni<text:span text:style-name="T4">k’s</text:span> video.</text:p>
      <text:p text:style-name="P11"><text:span text:style-name="T23"><text:tab/>These speakers utilize their respective mediums in different ways that highlight their strengths. </text:span><text:span text:style-name="T24">Zemdegs’ blog is a fully written medium. This creates an emphasis on the ideas and structure that very directly reflect Zemdegs’ thoughts on this topic, </text:span><text:span text:style-name="T43">continuing to </text:span><text:span text:style-name="T44">draw</text:span><text:span text:style-name="T43"> </text:span><text:span text:style-name="T44">on the uniqueness of his perspective</text:span><text:span text:style-name="T24">. The tone of this blog is also very casual, creating the impression that Zemdegs is letting the reader catch a glimpse into his mind. That’s not to say it isn’t logically formulated – Zemdegs clearly communicates the knowledge he’s learned about increasing speedcubing times </text:span><text:span text:style-name="T25">through discussion of history and statistics and objective analysis of these factors. But this is not the most significant part of his appeal; </text:span><text:span text:style-name="T26">after all, a</text:span><text:span text:style-name="T25">nyone can </text:span><text:span text:style-name="T26">cobble</text:span><text:span text:style-name="T25"> together a </text:span><text:span text:style-name="T26">decently</text:span><text:span text:style-name="T25"> </text:span><text:span text:style-name="T26">plausible</text:span><text:span text:style-name="T25"> argument using facts and history. </text:span><text:span text:style-name="T27">But Zemdegs has</text:span><text:span text:style-name="T26"> </text:span><text:span text:style-name="T25">years of cubing dominance to throw weight behind </text:span><text:span text:style-name="T27">his</text:span><text:span text:style-name="T25"> argument, </text:span><text:span text:style-name="T27">something very few people, if any, have at his level</text:span><text:span text:style-name="T25">. This </text:span><text:span text:style-name="T44">goe</text:span><text:span text:style-name="T25">s back to Zemdegs’ targeting of the experienced cuber – he provides a unique perspective that is simply unavailable from ordinary community discussion or </text:span><text:span text:style-name="T27">individual</text:span><text:span text:style-name="T25"> </text:span><text:soft-page-break/><text:span text:style-name="T25">reflection. The written word allows Zemdegs to carefully tailor his words to match his thoughts and effectively engage an audience that appreciates this unique perspective. Mayernik, on the other hand, uses many rhetorical techniques that </text:span><text:span text:style-name="T28">mesh</text:span><text:span text:style-name="T25"> extremely well </text:span><text:span text:style-name="T28">with the audiovisual medium</text:span><text:span text:style-name="T25">. The most prominent </text:span><text:span text:style-name="T26">example </text:span><text:span text:style-name="T25">of this is combining on screen visuals </text:span><text:span text:style-name="T26">and </text:span><text:span text:style-name="T25">text with voiceover. </text:span><text:span text:style-name="T28">This</text:span><text:span text:style-name="T25"> allow</text:span><text:span text:style-name="T28">s </text:span><text:span text:style-name="T25">the audience to absorb multiple ideas at once. Mayernik primarily uses this to supplement his thoughts with visual elements that elaborate on what he’s discussing without requiring a break in his train of thought. </text:span><text:span text:style-name="T29">One example of</text:span><text:span text:style-name="T25"> this </text:span><text:span text:style-name="T29">is with video recording </text:span><text:span text:style-name="T25">of past world records when discussing the history of world record progression to remind the audience of what these abstract ideas like “human limit” </text:span><text:span text:style-name="T30">have meant in </text:span><text:span text:style-name="T29">the </text:span><text:span text:style-name="T30">concrete terms of past world records </text:span><text:span text:style-name="T28">(Mayernik, 2017, 0:03)</text:span><text:span text:style-name="T30">. </text:span><text:span text:style-name="T29">This is consistent with the idea that Mayernik’s video is optimizing for ease of consumption: </text:span><text:span text:style-name="T31">having multiple input streams at once reduces the conscious mental burden by shifting some information – in the example above, the video recording – to subconscious processing, since focus is only conscious of one input stream at a time. He also uses a few “cheaper” techniques like using clich</text:span><text:span text:style-name="T32">e</text:span><text:span text:style-name="T31">d music and an exaggerated tone of voice to engage the audience without chang</text:span><text:span text:style-name="T33">ing </text:span><text:span text:style-name="T31">the substance of the argument. </text:span><text:span text:style-name="T33">However, these choices again reflect that Mayernik understands his audience. YouTube viewers tend to be watching for entertainment value more than serious discourse and rigorous argume</text:span><text:span text:style-name="T34">nt, </text:span><text:span text:style-name="T44">so an otherwise equal trade between rigor and entertainment create a net positive benefit for a YouTube audience</text:span><text:span text:style-name="T34">.</text:span></text:p>
      <text:p text:style-name="P5"><text:tab/><text:span text:style-name="T6">While both authors use different techniques given their different audiences and mediums, t</text:span><text:span text:style-name="T5">he </text:span>overall <text:span text:style-name="T6">structures of both arguments are </text:span>rather<text:span text:style-name="T6"> similar. Mayernik and Zemdegs both focus on the </text:span>human <text:span text:style-name="T6">limits of turns per second </text:span>(TPS)<text:span text:style-name="T6"> and move count, multiplying the two </text:span>numbers to create an estimate of minimum average times. <text:span text:style-name="T7">Interestingly, they both </text:span>dedicat<text:span text:style-name="T7">e</text:span> most of their time to justifying their chosen move counts and TPS’s <text:span text:style-name="T7">rather than discussing the implications of their </text:span><text:soft-page-break/><text:span text:style-name="T7">predictions, demonstrating that both speakers are interested in making their beliefs rigorous and promoting rational discourse in the cubing community</text:span>. <text:span text:style-name="T7">That they both attempt to increase the quality of discussion around speedcubing is much to their credit, and demonstrates that despite their differing audiences, both Mayernik and Zemdegs genuinely care about the accuracy of their predictions. However, they do differ in how they justify their predicted minimum move counts and maximum TPS’s, leading to quite extreme differences in their final predictions. Zemdegs, as I’ve mentioned, leans heavily on his personal experiences in the cubing community at the forefront of dropping world record times to justify his predictions. </text:span><text:span text:style-name="T8">Over Zemdegs’ ten years of cubing, CFOP as a method had improved much </text:span><text:span text:style-name="T47">more</text:span><text:span text:style-name="T8"> in the TPS department </text:span><text:span text:style-name="T47">than it has </text:span><text:span text:style-name="T8">in the move efficiency department. He extrapolates this trend from the past into the future, predicting that move count would reduce at most from 60 to 50 moves, while speed would improve from ~8 TPS to ~11-12 TPS, yielding a final time of just under five seconds. Mayernik takes a very different approach to predicting TPS and move count. Without personal experience to guide him, Mayernik looks towards more objective sources; </text:span><text:span text:style-name="T47">in this case,</text:span><text:span text:style-name="T8"> record history in TPS maximums and fewest move challenge (FMC) minimums. Recent </text:span><text:span text:style-name="T47">3x3 </text:span><text:span text:style-name="T8">record history had (at the time of Mayernik’s video) </text:span><text:span text:style-name="T16">a </text:span><text:span text:style-name="T47">relatively modest </text:span><text:span text:style-name="T8">maximum TPS of around 10, while </text:span><text:span text:style-name="T47">recent </text:span><text:span text:style-name="T8">FMC </text:span><text:span text:style-name="T47">record history </text:span><text:span text:style-name="T8">had yielded staggeringly low averages of twenty moves. He divides these numbers to get a minimum of two seconds – a number he adjusts upwards to two and a half seconds to account for variability in the luck required </text:span><text:span text:style-name="T9">to get such quick solves. </text:span><text:span text:style-name="T10">The difference in optimism here is quite striking: Zemdegs, with an extreme eye on recent record improvement, overfits his experience to the problem at hand to make an overly conservative estimate, while Mayernik, whose distance from the problem prevents him from making the same mistake, fails to understand the lesson Zemdegs discusses on the fundamental trade-off between TPS and move </text:span><text:soft-page-break/><text:span text:style-name="T10">count that makes simply combining the results from FMC and speedcubing invalid, </text:span><text:span text:style-name="T47">generating</text:span><text:span text:style-name="T20"> </text:span><text:span text:style-name="T10">a far too aggressive estimate.</text:span></text:p>
      <text:p text:style-name="P6"><text:tab/><text:span text:style-name="T11">The</text:span> differences <text:span text:style-name="T11">in the formats of these arguments </text:span>typif<text:span text:style-name="T11">y </text:span>trends in speedcubing analysis. <text:span text:style-name="T11">E</text:span><text:span text:style-name="T2">xpert-aimed content</text:span> <text:span text:style-name="T11">benefits highly from the use of text to communicate ideas</text:span> due to <text:span text:style-name="T11">the ability to keep language </text:span>precis<text:span text:style-name="T11">e, </text:span>while popular content <text:span text:style-name="T18">favors </text:span><text:span text:style-name="T11">video </text:span>due to non-verbal informational density and ease of consumption <text:span text:style-name="T11">for younger audiences. However, expert-aimed content is more likely to </text:span><text:span text:style-name="T20">unduly </text:span><text:span text:style-name="T11">limit optimism </text:span><text:span text:style-name="T20">due to its lack of perspective on the problem at hand since experts are typically highly focused on recent small-scale gains than overall trends in times.</text:span><text:span text:style-name="T11"> </text:span><text:span text:style-name="T20">P</text:span><text:span text:style-name="T11">opular content is </text:span><text:span text:style-name="T18">largely </text:span><text:span text:style-name="T11">unable to draw from experience </text:span><text:span text:style-name="T18">on the cutting edge </text:span><text:span text:style-name="T11">to understand </text:span><text:span text:style-name="T18">the fundamental </text:span><text:span text:style-name="T11">limitations on times, resulting in overly ambitious predictions. There are lessons to learn from expert as well as amateur-aimed predictions, and </text:span><text:span text:style-name="T12">the perspectives of both Mayernik and Zemdegs uplift the community’s discourse and help </text:span><text:span text:style-name="T13">build</text:span><text:span text:style-name="T12"> a healthier, more open, and more diverse discussion.</text:span></text:p>
      <text:p text:style-name="P2"/>
      <text:p text:style-name="P2"/>
      <text:p text:style-name="P2"/>
      <text:p text:style-name="P2"/>
      <text:p text:style-name="P2"/>
      <text:p text:style-name="P2"/>
      <text:p text:style-name="P2"/>
      <text:p text:style-name="P2"/>
      <text:p text:style-name="P2"/>
      <text:p text:style-name="P2"/>
      <text:p text:style-name="P8"><text:soft-page-break/>Works Cited</text:p>
      <text:p text:style-name="P1"><text:span text:style-name="T3">Mayernik, Matthew</text:span> (Director). (2023, February 18). <text:span text:style-name="T1">What is the Rubik’s Cube Human Limit?</text:span> [Video recording]. <text:a xlink:type="simple" xlink:href="https://www.youtube.com/watch?v=geD5_Oc1vpU" text:style-name="Internet_20_link" text:visited-style-name="Visited_20_Internet_20_Link">https://www.youtube.com/watch?v=geD5_Oc1vpU</text:a></text:p>
      <text:p text:style-name="P12">World Cube Association. (n.d.). <text:span text:style-name="T22">All</text:span> Records (Single and Average). Retrieved September 12, 2024, from https://www.worldcubeassociation.org/results/records?event_id=333&amp;show=history</text:p>
      <text:p text:style-name="P1">Zemdegs, F. (2017). <text:span text:style-name="T1">What Are The Limits?</text:span> CubeSkills. https://cubeskills.com/blog/what-are-the-limi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01T16:51:07.313502535</dc:date>
    <meta:editing-duration>PT1H35M28S</meta:editing-duration>
    <meta:editing-cycles>24</meta:editing-cycles>
    <meta:generator>LibreOffice/24.2.7.2$Linux_X86_64 LibreOffice_project/420$Build-2</meta:generator>
    <meta:print-date>2024-10-25T21:34:29.964845033</meta:print-date>
    <meta:printed-by>PDF files</meta:printed-by>
    <meta:document-statistic meta:table-count="0" meta:image-count="0" meta:object-count="0" meta:page-count="7" meta:paragraph-count="15" meta:word-count="1581" meta:character-count="10202" meta:non-whitespace-character-count="8626"/>
  </office:meta>
</office:document-meta>
</file>